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837cm"/>
    </style:style>
    <style:style style:name="co4" style:family="table-column">
      <style:table-column-properties fo:break-before="auto" style:column-width="18.233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T1" style:family="text">
      <style:text-properties fo:color="#ff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3">
          <table:table-cell office:value-type="string" calcext:value-type="string">
            <text:p>albero delle ipotesi</text:p>
          </table:table-cell>
          <table:table-cell office:value-type="string" calcext:value-type="string">
            <text:p>struttura che mantiene il susseguirsi di assunzioni e scelte fatte durante il processo di analisi crittografica</text:p>
          </table:table-cell>
          <table:table-cell/>
          <table:table-cell table:style-name="ce1" office:value-type="string" calcext:value-type="string">
            <text:p>TODO</text:p>
          </table:table-cell>
        </table:table-row>
        <table:table-row table:style-name="ro4">
          <table:table-cell office:value-type="string" calcext:value-type="string">
            <text:p>alfabeto</text:p>
          </table:table-cell>
          <table:table-cell office:value-type="string" calcext:value-type="string">
            <text:p>insieme di simboli appartenenti che il messaggio puo’ contenere ; <text:span text:style-name="T1">alfabeto pre-post cifratura</text:span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nalisi crittografica</text:p>
          </table:table-cell>
          <table:table-cell office:value-type="string" calcext:value-type="string">
            <text:p>processo in cui si cercano pattern/schemi nel testo crittografato con l’obiettivo di decifrare il messaggi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nalisi delle frequenze</text:p>
          </table:table-cell>
          <table:table-cell office:value-type="string" calcext:value-type="string">
            <text:p>processo con il quale si valuta quante volte una stringa (simboli o coppie di singoli) ricorre nel messaggi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nalista</text:p>
          </table:table-cell>
          <table:table-cell office:value-type="string" calcext:value-type="string">
            <text:p>agente che opera l’analisi crittografic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pplicazione standalone</text:p>
          </table:table-cell>
          <table:table-cell office:value-type="string" calcext:value-type="string">
            <text:p>programma indipendente e completo (non necessita componenti esterni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utenticazione</text:p>
          </table:table-cell>
          <table:table-cell office:value-type="string" calcext:value-type="string">
            <text:p>processo utile ad assegnare a ogni utente la sua area di lavoro (<text:span text:style-name="T1">coordinatori</text:span>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atteri singoli</text:p>
          </table:table-cell>
          <table:table-cell office:value-type="string" calcext:value-type="string">
            <text:p>simboli dell’alfabeto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aratteri speciali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iave</text:p>
          </table:table-cell>
          <table:table-cell office:value-type="string" calcext:value-type="string">
            <text:p>elemento segreto condiviso dai due agenti della conversazione, necessario alla cifrutr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fratura monoalfabetica</text:p>
          </table:table-cell>
          <table:table-cell office:value-type="string" calcext:value-type="string">
            <text:p>sistema crittografico basato su permutazioni di simboli dell’alfabeto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coordinatore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atabase</text:p>
          </table:table-cell>
          <table:table-cell office:value-type="string" calcext:value-type="string">
            <text:p>base di dati condivisa con memorizzate le aree private degli utent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cifrare</text:p>
          </table:table-cell>
          <table:table-cell office:value-type="string" calcext:value-type="string">
            <text:p>obiettivo dell’analisi crittografica: invertire la funzione di cifratura, riportando il messaggio alla forma origina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tinatari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e partn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laboratori diversi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sercizi di analisi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unzionalita'di supporto analisi crittografich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nformazioni sul messaggi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nsieme di ipotesi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nterazioni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ntercetta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vor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ingu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ivelli di difficolta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ppatura dei caratteri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essaggi</text:p>
          </table:table-cell>
          <table:table-cell office:value-type="string" calcext:value-type="string">
            <text:p>insieme di stringhe sull’alfabeto in linguaggio naturale; possono contenere spazi e simboli di punteggiaturaalfabet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ssaggio original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ittent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egoziazione</text:p>
          </table:table-cell>
          <table:table-cell office:value-type="string" calcext:value-type="string">
            <text:p>(sistema, chiave...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arola chiav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ersistenza dei dati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ortabilitá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seudocasual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unteggi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opo didattic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fidarsi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fid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istema di cifratura</text:p>
          </table:table-cell>
          <table:table-cell office:value-type="string" calcext:value-type="string">
            <text:p>(decidere la politica – suggerisce un sistema per ogni conversazione, da essere negoziato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istema di Cesa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pazi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pi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abilire la difficoltá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esto cifrat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tent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tilizzato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lutare quando come un messaggio diventi una sfida</text:p>
          </table:table-cell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B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 style:data-style-name="N2" text:time-value="0000-00-00T00:00:01.23973964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11:32:34</meta:creation-date>
    <dc:date>2014-03-12T11:06:14.615119000</dc:date>
    <meta:editing-duration>PT38M29S</meta:editing-duration>
    <meta:editing-cycles>4</meta:editing-cycles>
    <meta:generator>LibreOffice/4.1.1.2$MacOSX_x86 LibreOffice_project/7e4286b58adc75a14f6d83f53a03b6c11fa2903</meta:generator>
    <meta:document-statistic meta:table-count="3" meta:cell-count="66" meta:object-count="0"/>
  </office:meta>
</office:document-meta>
</file>